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0204_2^1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near max instrumentation</text:p>
          </table:table-cell>
          <table:table-cell office:value-type="string" calcext:value-type="string">
            <text:p>LMaxT sec</text:p>
          </table:table-cell>
          <table:table-cell office:value-type="string" calcext:value-type="string">
            <text:p>Linear average instrumentation</text:p>
          </table:table-cell>
          <table:table-cell office:value-type="string" calcext:value-type="string">
            <text:p>LavgT sec</text:p>
          </table:table-cell>
          <table:table-cell office:value-type="string" calcext:value-type="string">
            <text:p>Binary max instrumentation</text:p>
          </table:table-cell>
          <table:table-cell office:value-type="string" calcext:value-type="string">
            <text:p>BMaxT sec</text:p>
          </table:table-cell>
          <table:table-cell office:value-type="string" calcext:value-type="string">
            <text:p>Binary average instrumentation</text:p>
          </table:table-cell>
          <table:table-cell office:value-type="string" calcext:value-type="string">
            <text:p>BAvgT sec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04235" calcext:value-type="float">
            <text:p>0,00304235</text:p>
          </table:table-cell>
          <table:table-cell office:value-type="float" office:value="65536.5" calcext:value-type="float">
            <text:p>65536,5</text:p>
          </table:table-cell>
          <table:table-cell office:value-type="float" office:value="0.00000122" calcext:value-type="float">
            <text:p>0,00000122</text:p>
          </table:table-cell>
          <table:table-cell office:value-type="float" office:value="35" calcext:value-type="float">
            <text:p>35</text:p>
          </table:table-cell>
          <table:table-cell office:value-type="float" office:value="0.00024273" calcext:value-type="float">
            <text:p>0,00024273</text:p>
          </table:table-cell>
          <table:table-cell office:value-type="float" office:value="31" calcext:value-type="float">
            <text:p>31</text:p>
          </table:table-cell>
          <table:table-cell office:value-type="float" office:value="0.00000023" calcext:value-type="float">
            <text:p>0,0000002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20095" calcext:value-type="float">
            <text:p>0,00220095</text:p>
          </table:table-cell>
          <table:table-cell office:value-type="float" office:value="131072.5" calcext:value-type="float">
            <text:p>131072,5</text:p>
          </table:table-cell>
          <table:table-cell office:value-type="float" office:value="0.00000139" calcext:value-type="float">
            <text:p>0,00000139</text:p>
          </table:table-cell>
          <table:table-cell office:value-type="float" office:value="37" calcext:value-type="float">
            <text:p>37</text:p>
          </table:table-cell>
          <table:table-cell office:value-type="float" office:value="0.00000173" calcext:value-type="float">
            <text:p>0,00000173</text:p>
          </table:table-cell>
          <table:table-cell office:value-type="float" office:value="33" calcext:value-type="float">
            <text:p>33</text:p>
          </table:table-cell>
          <table:table-cell office:value-type="float" office:value="0.00000023" calcext:value-type="float">
            <text:p>0,00000023</text:p>
          </table:table-cell>
        </table:table-row>
        <table:table-row table:style-name="ro1">
          <table:table-cell office:value-type="float" office:value="393216" calcext:value-type="float">
            <text:p>393216</text:p>
          </table:table-cell>
          <table:table-cell office:value-type="float" office:value="0.00225055" calcext:value-type="float">
            <text:p>0,00225055</text:p>
          </table:table-cell>
          <table:table-cell office:value-type="float" office:value="196608.5" calcext:value-type="float">
            <text:p>196608,5</text:p>
          </table:table-cell>
          <table:table-cell office:value-type="float" office:value="0.00000128" calcext:value-type="float">
            <text:p>0,00000128</text:p>
          </table:table-cell>
          <table:table-cell office:value-type="float" office:value="37" calcext:value-type="float">
            <text:p>37</text:p>
          </table:table-cell>
          <table:table-cell office:value-type="float" office:value="0.00000174" calcext:value-type="float">
            <text:p>0,00000174</text:p>
          </table:table-cell>
          <table:table-cell office:value-type="float" office:value="34.33" calcext:value-type="float">
            <text:p>34,33</text:p>
          </table:table-cell>
          <table:table-cell office:value-type="float" office:value="0.00000025" calcext:value-type="float">
            <text:p>0,0000002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285914" calcext:value-type="float">
            <text:p>0,00285914</text:p>
          </table:table-cell>
          <table:table-cell office:value-type="float" office:value="262144.5" calcext:value-type="float">
            <text:p>262144,5</text:p>
          </table:table-cell>
          <table:table-cell office:value-type="float" office:value="0.00000113" calcext:value-type="float">
            <text:p>0,00000113</text:p>
          </table:table-cell>
          <table:table-cell office:value-type="float" office:value="39" calcext:value-type="float">
            <text:p>39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35" calcext:value-type="float">
            <text:p>35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0351973" calcext:value-type="float">
            <text:p>0,00351973</text:p>
          </table:table-cell>
          <table:table-cell office:value-type="float" office:value="327680.5" calcext:value-type="float">
            <text:p>327680,5</text:p>
          </table:table-cell>
          <table:table-cell office:value-type="float" office:value="0.00000127" calcext:value-type="float">
            <text:p>0,00000127</text:p>
          </table:table-cell>
          <table:table-cell office:value-type="float" office:value="39" calcext:value-type="float">
            <text:p>39</text:p>
          </table:table-cell>
          <table:table-cell office:value-type="float" office:value="0.00000136" calcext:value-type="float">
            <text:p>0,00000136</text:p>
          </table:table-cell>
          <table:table-cell office:value-type="float" office:value="35.8" calcext:value-type="float">
            <text:p>35,8</text:p>
          </table:table-cell>
          <table:table-cell office:value-type="float" office:value="0.00000027" calcext:value-type="float">
            <text:p>0,00000027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0.00436373" calcext:value-type="float">
            <text:p>0,00436373</text:p>
          </table:table-cell>
          <table:table-cell office:value-type="float" office:value="393216.5" calcext:value-type="float">
            <text:p>393216,5</text:p>
          </table:table-cell>
          <table:table-cell office:value-type="float" office:value="0.00000124" calcext:value-type="float">
            <text:p>0,00000124</text:p>
          </table:table-cell>
          <table:table-cell office:value-type="float" office:value="39" calcext:value-type="float">
            <text:p>39</text:p>
          </table:table-cell>
          <table:table-cell office:value-type="float" office:value="0.00000169" calcext:value-type="float">
            <text:p>0,00000169</text:p>
          </table:table-cell>
          <table:table-cell office:value-type="float" office:value="36.33" calcext:value-type="float">
            <text:p>36,33</text:p>
          </table:table-cell>
          <table:table-cell office:value-type="float" office:value="0.00000024" calcext:value-type="float">
            <text:p>0,00000024</text:p>
          </table:table-cell>
        </table:table-row>
        <table:table-row table:style-name="ro1">
          <table:table-cell office:value-type="float" office:value="917504" calcext:value-type="float">
            <text:p>917504</text:p>
          </table:table-cell>
          <table:table-cell office:value-type="float" office:value="0.00534851" calcext:value-type="float">
            <text:p>0,00534851</text:p>
          </table:table-cell>
          <table:table-cell office:value-type="float" office:value="458752.5" calcext:value-type="float">
            <text:p>458752,5</text:p>
          </table:table-cell>
          <table:table-cell office:value-type="float" office:value="0.00000117" calcext:value-type="float">
            <text:p>0,00000117</text:p>
          </table:table-cell>
          <table:table-cell office:value-type="float" office:value="39" calcext:value-type="float">
            <text:p>39</text:p>
          </table:table-cell>
          <table:table-cell office:value-type="float" office:value="0.00000254" calcext:value-type="float">
            <text:p>0,00000254</text:p>
          </table:table-cell>
          <table:table-cell office:value-type="float" office:value="36.71" calcext:value-type="float">
            <text:p>36,71</text:p>
          </table:table-cell>
          <table:table-cell office:value-type="float" office:value="0.0000003" calcext:value-type="float">
            <text:p>0,00000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55098" calcext:value-type="float">
            <text:p>0,00555098</text:p>
          </table:table-cell>
          <table:table-cell office:value-type="float" office:value="524288.5" calcext:value-type="float">
            <text:p>524288,5</text:p>
          </table:table-cell>
          <table:table-cell office:value-type="float" office:value="0.00000123" calcext:value-type="float">
            <text:p>0,00000123</text:p>
          </table:table-cell>
          <table:table-cell office:value-type="float" office:value="41" calcext:value-type="float">
            <text:p>41</text:p>
          </table:table-cell>
          <table:table-cell office:value-type="float" office:value="0.0000024" calcext:value-type="float">
            <text:p>0,0000024</text:p>
          </table:table-cell>
          <table:table-cell office:value-type="float" office:value="37" calcext:value-type="float">
            <text:p>37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1179648" calcext:value-type="float">
            <text:p>1179648</text:p>
          </table:table-cell>
          <table:table-cell office:value-type="float" office:value="0.00617377" calcext:value-type="float">
            <text:p>0,00617377</text:p>
          </table:table-cell>
          <table:table-cell office:value-type="float" office:value="589824.5" calcext:value-type="float">
            <text:p>589824,5</text:p>
          </table:table-cell>
          <table:table-cell office:value-type="float" office:value="0.00000118" calcext:value-type="float">
            <text:p>0,00000118</text:p>
          </table:table-cell>
          <table:table-cell office:value-type="float" office:value="41" calcext:value-type="float">
            <text:p>41</text:p>
          </table:table-cell>
          <table:table-cell office:value-type="float" office:value="0.00000089" calcext:value-type="float">
            <text:p>0,00000089</text:p>
          </table:table-cell>
          <table:table-cell office:value-type="float" office:value="37.44" calcext:value-type="float">
            <text:p>37,44</text:p>
          </table:table-cell>
          <table:table-cell office:value-type="float" office:value="0.00000026" calcext:value-type="float">
            <text:p>0,00000026</text:p>
          </table:table-cell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0671911" calcext:value-type="float">
            <text:p>0,00671911</text:p>
          </table:table-cell>
          <table:table-cell office:value-type="float" office:value="655360.5" calcext:value-type="float">
            <text:p>655360,5</text:p>
          </table:table-cell>
          <table:table-cell office:value-type="float" office:value="0.00000117" calcext:value-type="float">
            <text:p>0,00000117</text:p>
          </table:table-cell>
          <table:table-cell office:value-type="float" office:value="41" calcext:value-type="float">
            <text:p>41</text:p>
          </table:table-cell>
          <table:table-cell office:value-type="float" office:value="0.00000251" calcext:value-type="float">
            <text:p>0,00000251</text:p>
          </table:table-cell>
          <table:table-cell office:value-type="float" office:value="37.8" calcext:value-type="float">
            <text:p>37,8</text:p>
          </table:table-cell>
          <table:table-cell office:value-type="float" office:value="0.00000025" calcext:value-type="float">
            <text:p>0,000000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max time</text:p>
          </table:table-cell>
          <table:table-cell/>
          <table:table-cell office:value-type="string" calcext:value-type="string">
            <text:p>Linear average time</text:p>
          </table:table-cell>
          <table:table-cell/>
          <table:table-cell office:value-type="string" calcext:value-type="string">
            <text:p>Binary max time</text:p>
          </table:table-cell>
          <table:table-cell/>
          <table:table-cell office:value-type="string" calcext:value-type="string">
            <text:p>Binary average time</text:p>
          </table:table-cell>
        </table:table-row>
        <table:table-row table:style-name="ro1">
          <table:table-cell/>
          <table:table-cell table:formula="of:=[.B2]*1000" office:value-type="float" office:value="3.04235" calcext:value-type="float">
            <text:p>3,04235</text:p>
          </table:table-cell>
          <table:table-cell table:formula="of:=[.C3]/[.C2]" office:value-type="float" office:value="1.99999237066368" calcext:value-type="float">
            <text:p>1,99999237066368</text:p>
          </table:table-cell>
          <table:table-cell table:formula="of:=[.D2]*1000" office:value-type="float" office:value="0.00122" calcext:value-type="float">
            <text:p>0,00122</text:p>
          </table:table-cell>
          <table:table-cell/>
          <table:table-cell table:formula="of:=[.F2]*1000" office:value-type="float" office:value="0.24273" calcext:value-type="float">
            <text:p>0,24273</text:p>
          </table:table-cell>
          <table:table-cell/>
          <table:table-cell table:formula="of:=[.H2]*1000" office:value-type="float" office:value="0.00023" calcext:value-type="float">
            <text:p>0,00023</text:p>
          </table:table-cell>
        </table:table-row>
        <table:table-row table:style-name="ro1">
          <table:table-cell/>
          <table:table-cell table:formula="of:=[.B3]*1000" office:value-type="float" office:value="2.20095" calcext:value-type="float">
            <text:p>2,20095</text:p>
          </table:table-cell>
          <table:table-cell table:formula="of:=[.C4]/[.C3]" office:value-type="float" office:value="1.49999809265864" calcext:value-type="float">
            <text:p>1,49999809265864</text:p>
          </table:table-cell>
          <table:table-cell table:formula="of:=[.D3]*1000" office:value-type="float" office:value="0.00139" calcext:value-type="float">
            <text:p>0,00139</text:p>
          </table:table-cell>
          <table:table-cell/>
          <table:table-cell table:formula="of:=[.F3]*1000" office:value-type="float" office:value="0.00173" calcext:value-type="float">
            <text:p>0,00173</text:p>
          </table:table-cell>
          <table:table-cell/>
          <table:table-cell table:formula="of:=[.H3]*1000" office:value-type="float" office:value="0.00023" calcext:value-type="float">
            <text:p>0,00023</text:p>
          </table:table-cell>
        </table:table-row>
        <table:table-row table:style-name="ro1">
          <table:table-cell/>
          <table:table-cell table:formula="of:=[.B4]*1000" office:value-type="float" office:value="2.25055" calcext:value-type="float">
            <text:p>2,25055</text:p>
          </table:table-cell>
          <table:table-cell table:formula="of:=[.C5]/[.C4]" office:value-type="float" office:value="1.33333248562499" calcext:value-type="float">
            <text:p>1,33333248562499</text:p>
          </table:table-cell>
          <table:table-cell table:formula="of:=[.D4]*1000" office:value-type="float" office:value="0.00128" calcext:value-type="float">
            <text:p>0,00128</text:p>
          </table:table-cell>
          <table:table-cell/>
          <table:table-cell table:formula="of:=[.F4]*1000" office:value-type="float" office:value="0.00174" calcext:value-type="float">
            <text:p>0,00174</text:p>
          </table:table-cell>
          <table:table-cell/>
          <table:table-cell table:formula="of:=[.H4]*1000" office:value-type="float" office:value="0.00025" calcext:value-type="float">
            <text:p>0,00025</text:p>
          </table:table-cell>
        </table:table-row>
        <table:table-row table:style-name="ro1">
          <table:table-cell/>
          <table:table-cell table:formula="of:=[.B5]*1000" office:value-type="float" office:value="2.85914" calcext:value-type="float">
            <text:p>2,85914</text:p>
          </table:table-cell>
          <table:table-cell table:formula="of:=[.C6]/[.C5]" office:value-type="float" office:value="1.24999952316375" calcext:value-type="float">
            <text:p>1,24999952316375</text:p>
          </table:table-cell>
          <table:table-cell table:formula="of:=[.D5]*1000" office:value-type="float" office:value="0.00113" calcext:value-type="float">
            <text:p>0,00113</text:p>
          </table:table-cell>
          <table:table-cell/>
          <table:table-cell table:formula="of:=[.F5]*1000" office:value-type="float" office:value="0.0011" calcext:value-type="float">
            <text:p>0,0011</text:p>
          </table:table-cell>
          <table:table-cell/>
          <table:table-cell table:formula="of:=[.H5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6]*1000" office:value-type="float" office:value="3.51973" calcext:value-type="float">
            <text:p>3,51973</text:p>
          </table:table-cell>
          <table:table-cell table:formula="of:=[.C7]/[.C6]" office:value-type="float" office:value="1.19999969482468" calcext:value-type="float">
            <text:p>1,19999969482468</text:p>
          </table:table-cell>
          <table:table-cell table:formula="of:=[.D6]*1000" office:value-type="float" office:value="0.00127" calcext:value-type="float">
            <text:p>0,00127</text:p>
          </table:table-cell>
          <table:table-cell/>
          <table:table-cell table:formula="of:=[.F6]*1000" office:value-type="float" office:value="0.00136" calcext:value-type="float">
            <text:p>0,00136</text:p>
          </table:table-cell>
          <table:table-cell/>
          <table:table-cell table:formula="of:=[.H6]*1000" office:value-type="float" office:value="0.00027" calcext:value-type="float">
            <text:p>0,00027</text:p>
          </table:table-cell>
        </table:table-row>
        <table:table-row table:style-name="ro1">
          <table:table-cell/>
          <table:table-cell table:formula="of:=[.B7]*1000" office:value-type="float" office:value="4.36373" calcext:value-type="float">
            <text:p>4,36373</text:p>
          </table:table-cell>
          <table:table-cell table:formula="of:=[.C8]/[.C7]" office:value-type="float" office:value="1.16666645473931" calcext:value-type="float">
            <text:p>1,16666645473931</text:p>
          </table:table-cell>
          <table:table-cell table:formula="of:=[.D7]*1000" office:value-type="float" office:value="0.00124" calcext:value-type="float">
            <text:p>0,00124</text:p>
          </table:table-cell>
          <table:table-cell/>
          <table:table-cell table:formula="of:=[.F7]*1000" office:value-type="float" office:value="0.00169" calcext:value-type="float">
            <text:p>0,00169</text:p>
          </table:table-cell>
          <table:table-cell/>
          <table:table-cell table:formula="of:=[.H7]*1000" office:value-type="float" office:value="0.00024" calcext:value-type="float">
            <text:p>0,00024</text:p>
          </table:table-cell>
        </table:table-row>
        <table:table-row table:style-name="ro1">
          <table:table-cell/>
          <table:table-cell table:formula="of:=[.B8]*1000" office:value-type="float" office:value="5.34851" calcext:value-type="float">
            <text:p>5,34851</text:p>
          </table:table-cell>
          <table:table-cell table:formula="of:=[.C9]/[.C8]" office:value-type="float" office:value="1.14285698715538" calcext:value-type="float">
            <text:p>1,14285698715538</text:p>
          </table:table-cell>
          <table:table-cell table:formula="of:=[.D8]*1000" office:value-type="float" office:value="0.00117" calcext:value-type="float">
            <text:p>0,00117</text:p>
          </table:table-cell>
          <table:table-cell/>
          <table:table-cell table:formula="of:=[.F8]*1000" office:value-type="float" office:value="0.00254" calcext:value-type="float">
            <text:p>0,00254</text:p>
          </table:table-cell>
          <table:table-cell/>
          <table:table-cell table:formula="of:=[.H8]*1000" office:value-type="float" office:value="0.0003" calcext:value-type="float">
            <text:p>0,0003</text:p>
          </table:table-cell>
        </table:table-row>
        <table:table-row table:style-name="ro1">
          <table:table-cell/>
          <table:table-cell table:formula="of:=[.B9]*1000" office:value-type="float" office:value="5.55098" calcext:value-type="float">
            <text:p>5,55098</text:p>
          </table:table-cell>
          <table:table-cell table:formula="of:=[.C10]/[.C9]" office:value-type="float" office:value="1.12499988079082" calcext:value-type="float">
            <text:p>1,12499988079082</text:p>
          </table:table-cell>
          <table:table-cell table:formula="of:=[.D9]*1000" office:value-type="float" office:value="0.00123" calcext:value-type="float">
            <text:p>0,00123</text:p>
          </table:table-cell>
          <table:table-cell/>
          <table:table-cell table:formula="of:=[.F9]*1000" office:value-type="float" office:value="0.0024" calcext:value-type="float">
            <text:p>0,0024</text:p>
          </table:table-cell>
          <table:table-cell/>
          <table:table-cell table:formula="of:=[.H9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10]*1000" office:value-type="float" office:value="6.17377" calcext:value-type="float">
            <text:p>6,17377</text:p>
          </table:table-cell>
          <table:table-cell table:formula="of:=[.C11]/[.C10]" office:value-type="float" office:value="1.11111101692114" calcext:value-type="float">
            <text:p>1,11111101692114</text:p>
          </table:table-cell>
          <table:table-cell table:formula="of:=[.D10]*1000" office:value-type="float" office:value="0.00118" calcext:value-type="float">
            <text:p>0,00118</text:p>
          </table:table-cell>
          <table:table-cell/>
          <table:table-cell table:formula="of:=[.F10]*1000" office:value-type="float" office:value="0.00089" calcext:value-type="float">
            <text:p>0,00089</text:p>
          </table:table-cell>
          <table:table-cell/>
          <table:table-cell table:formula="of:=[.H10]*1000" office:value-type="float" office:value="0.00026" calcext:value-type="float">
            <text:p>0,00026</text:p>
          </table:table-cell>
        </table:table-row>
        <table:table-row table:style-name="ro1">
          <table:table-cell/>
          <table:table-cell table:formula="of:=[.B11]*1000" office:value-type="float" office:value="6.71911" calcext:value-type="float">
            <text:p>6,71911</text:p>
          </table:table-cell>
          <table:table-cell/>
          <table:table-cell table:formula="of:=[.D11]*1000" office:value-type="float" office:value="0.00117" calcext:value-type="float">
            <text:p>0,00117</text:p>
          </table:table-cell>
          <table:table-cell/>
          <table:table-cell table:formula="of:=[.F11]*1000" office:value-type="float" office:value="0.00251" calcext:value-type="float">
            <text:p>0,00251</text:p>
          </table:table-cell>
          <table:table-cell/>
          <table:table-cell table:formula="of:=[.H11]*1000" office:value-type="float" office:value="0.00025" calcext:value-type="float">
            <text:p>0,00025</text:p>
          </table:table-cell>
        </table:table-row>
      </table:table>
      <table:table table:name="charts1" table:style-name="ta1">
        <table:shapes>
          <draw:frame draw:z-index="0" draw:style-name="gr1" draw:text-style-name="P1" svg:width="30.177cm" svg:height="20.4cm" svg:x="2.589cm" svg:y="2.204cm">
            <draw:object draw:notify-on-update-of-ranges="'output0204_2^17'.B13:'output0204_2^17'.B13 'output0204_2^17'.B14:'output0204_2^17'.B23 'output0204_2^17'.F13:'output0204_2^17'.F13 'output0204_2^17'.F14:'output0204_2^17'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77cm" svg:height="20.4cm" svg:x="2.23cm" svg:y="25.684cm">
            <draw:object draw:notify-on-update-of-ranges="'output0204_2^17'.D13:'output0204_2^17'.D13 'output0204_2^17'.D14:'output0204_2^17'.D23 'output0204_2^17'.H13:'output0204_2^17'.H13 'output0204_2^17'.H14:'output0204_2^17'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77cm" svg:height="20.4cm" svg:x="38.383cm" svg:y="1.806cm">
            <draw:object draw:notify-on-update-of-ranges="'output0204_2^17'.A1:'output0204_2^17'.A1 'output0204_2^17'.A2:'output0204_2^17'.A11 'output0204_2^17'.C1:'output0204_2^17'.C1 'output0204_2^17'.C2:'output0204_2^17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77cm" svg:height="20.4cm" svg:x="38.383cm" svg:y="25.287cm">
            <draw:object draw:notify-on-update-of-ranges="'output0204_2^17'.E1:'output0204_2^17'.E1 'output0204_2^17'.E2:'output0204_2^17'.E11 'output0204_2^17'.G1:'output0204_2^17'.G1 'output0204_2^17'.G2:'output0204_2^17'.G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6T17:48:36.983962929</dc:date>
    <meta:editing-duration>P2DT2H33M30S</meta:editing-duration>
    <meta:editing-cycles>11</meta:editing-cycles>
    <meta:generator>LibreOffice/7.3.7.2$Linux_X86_64 LibreOffice_project/30$Build-2</meta:generator>
    <meta:document-statistic meta:table-count="2" meta:cell-count="1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698cm" svg:y="0.544cm" chart:style-name="ch2">
          <text:p>Linear vs binary search max time</text:p>
        </chart:title>
        <chart:legend chart:legend-position="bottom" svg:x="11.467cm" svg:y="19.802cm" style:legend-expansion="wide" chart:style-name="ch3"/>
        <chart:plot-area chart:style-name="ch4" table:cell-range-address="'output0204_2^17'.B13:'output0204_2^17'.B23 'output0204_2^17'.F13:'output0204_2^17'.F23" chart:data-source-has-labels="row" svg:x="1.614cm" svg:y="1.731cm" svg:width="27.961cm" svg:height="16.498cm">
          <chart:coordinate-region svg:x="2.05cm" svg:y="1.93cm" svg:width="27.338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66cm" chart:style-name="ch8">
              <text:p>Time in miliseconds</text:p>
            </chart:title>
            <chart:grid chart:style-name="ch7" chart:class="major"/>
          </chart:axis>
          <chart:series chart:style-name="ch9" chart:values-cell-range-address="'output0204_2^17'.B14:'output0204_2^17'.B23" chart:label-cell-address="'output0204_2^17'.B13:'output0204_2^17'.B13" chart:class="chart:line">
            <chart:data-point chart:repeated="10"/>
          </chart:series>
          <chart:series chart:style-name="ch10" chart:values-cell-range-address="'output0204_2^17'.F14:'output0204_2^17'.F23" chart:label-cell-address="'output0204_2^17'.F13:'output0204_2^17'.F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max time</text:p>
                <draw:g>
                  <svg:desc>'output0204_2^17'.B13:'output0204_2^17'.B13</svg:desc>
                </draw:g>
              </table:table-cell>
              <table:table-cell office:value-type="string">
                <text:p>Binary max time</text:p>
                <draw:g>
                  <svg:desc>'output0204_2^17'.F13:'output0204_2^17'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4235">
                <text:p>3.04235</text:p>
                <draw:g>
                  <svg:desc>'output0204_2^17'.B14:'output0204_2^17'.B23</svg:desc>
                </draw:g>
              </table:table-cell>
              <table:table-cell office:value-type="float" office:value="0.24273">
                <text:p>0.24273</text:p>
                <draw:g>
                  <svg:desc>'output0204_2^17'.F14:'output0204_2^17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0095">
                <text:p>2.2009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055">
                <text:p>2.2505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5914">
                <text:p>2.8591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1973">
                <text:p>3.5197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373">
                <text:p>4.3637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851">
                <text:p>5.34851</text:p>
              </table:table-cell>
              <table:table-cell office:value-type="float" office:value="0.00254">
                <text:p>0.00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098">
                <text:p>5.5509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7377">
                <text:p>6.17377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1911">
                <text:p>6.71911</text:p>
              </table:table-cell>
              <table:table-cell office:value-type="float" office:value="0.00251">
                <text:p>0.0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8cm" svg:y="0.65cm" chart:style-name="ch2">
          <text:p>Linear vs binary search average time</text:p>
        </chart:title>
        <chart:legend chart:legend-position="bottom" svg:x="10.912cm" svg:y="19.802cm" style:legend-expansion="wide" chart:style-name="ch3"/>
        <chart:plot-area chart:style-name="ch4" table:cell-range-address="'output0204_2^17'.D13:'output0204_2^17'.D23 'output0204_2^17'.H13:'output0204_2^17'.H23" chart:data-source-has-labels="row" svg:x="1.614cm" svg:y="1.731cm" svg:width="27.961cm" svg:height="16.498cm">
          <chart:coordinate-region svg:x="2.897cm" svg:y="1.93cm" svg:width="26.491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66cm" chart:style-name="ch8">
              <text:p>Time in miliseconds</text:p>
            </chart:title>
            <chart:grid chart:style-name="ch7" chart:class="major"/>
          </chart:axis>
          <chart:series chart:style-name="ch9" chart:values-cell-range-address="'output0204_2^17'.D14:'output0204_2^17'.D23" chart:label-cell-address="'output0204_2^17'.D13:'output0204_2^17'.D13" chart:class="chart:line">
            <chart:data-point chart:repeated="10"/>
          </chart:series>
          <chart:series chart:style-name="ch10" chart:values-cell-range-address="'output0204_2^17'.H14:'output0204_2^17'.H23" chart:label-cell-address="'output0204_2^17'.H13:'output0204_2^17'.H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average time</text:p>
                <draw:g>
                  <svg:desc>'output0204_2^17'.D13:'output0204_2^17'.D13</svg:desc>
                </draw:g>
              </table:table-cell>
              <table:table-cell office:value-type="string">
                <text:p>Binary average time</text:p>
                <draw:g>
                  <svg:desc>'output0204_2^17'.H13:'output0204_2^17'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2">
                <text:p>0.00122</text:p>
                <draw:g>
                  <svg:desc>'output0204_2^17'.D14:'output0204_2^17'.D23</svg:desc>
                </draw:g>
              </table:table-cell>
              <table:table-cell office:value-type="float" office:value="0.00023">
                <text:p>0.00023</text:p>
                <draw:g>
                  <svg:desc>'output0204_2^17'.H14:'output0204_2^17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9">
                <text:p>0.00139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8">
                <text:p>0.00128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3">
                <text:p>0.0011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7">
                <text:p>0.0012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4">
                <text:p>0.00124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7">
                <text:p>0.0011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3">
                <text:p>0.0012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8">
                <text:p>0.0011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7">
                <text:p>0.00117</text:p>
              </table:table-cell>
              <table:table-cell office:value-type="float" office:value="0.00025">
                <text:p>0.00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8cm" svg:y="0.651cm" chart:style-name="ch2">
          <text:p>Linear max vs average search instrumentation</text:p>
        </chart:title>
        <chart:legend chart:legend-position="bottom" svg:x="9.523cm" svg:y="19.802cm" style:legend-expansion="wide" chart:style-name="ch3"/>
        <chart:plot-area chart:style-name="ch4" table:cell-range-address="'output0204_2^17'.A1:'output0204_2^17'.A11 'output0204_2^17'.C1:'output0204_2^17'.C11" chart:data-source-has-labels="row" svg:x="1.614cm" svg:y="1.731cm" svg:width="27.961cm" svg:height="16.498cm">
          <chart:coordinate-region svg:x="3.161cm" svg:y="1.93cm" svg:width="26.227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92cm" chart:style-name="ch8">
              <text:p>Number of iterations</text:p>
            </chart:title>
            <chart:grid chart:style-name="ch7" chart:class="major"/>
          </chart:axis>
          <chart:series chart:style-name="ch9" chart:values-cell-range-address="'output0204_2^17'.A2:'output0204_2^17'.A11" chart:label-cell-address="'output0204_2^17'.A1:'output0204_2^17'.A1" chart:class="chart:line">
            <chart:data-point chart:repeated="10"/>
          </chart:series>
          <chart:series chart:style-name="ch10" chart:values-cell-range-address="'output0204_2^17'.C2:'output0204_2^17'.C11" chart:label-cell-address="'output0204_2^17'.C1:'output0204_2^17'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max instrumentation</text:p>
                <draw:g>
                  <svg:desc>'output0204_2^17'.A1:'output0204_2^17'.A1</svg:desc>
                </draw:g>
              </table:table-cell>
              <table:table-cell office:value-type="string">
                <text:p>Linear average instrumentation</text:p>
                <draw:g>
                  <svg:desc>'output0204_2^17'.C1:'output0204_2^1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72">
                <text:p>131072</text:p>
                <draw:g>
                  <svg:desc>'output0204_2^17'.A2:'output0204_2^17'.A11</svg:desc>
                </draw:g>
              </table:table-cell>
              <table:table-cell office:value-type="float" office:value="65536.5">
                <text:p>65536.5</text:p>
                <draw:g>
                  <svg:desc>'output0204_2^17'.C2:'output0204_2^17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144">
                <text:p>262144</text:p>
              </table:table-cell>
              <table:table-cell office:value-type="float" office:value="131072.5">
                <text:p>1310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216">
                <text:p>393216</text:p>
              </table:table-cell>
              <table:table-cell office:value-type="float" office:value="196608.5">
                <text:p>19660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262144.5">
                <text:p>26214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60">
                <text:p>655360</text:p>
              </table:table-cell>
              <table:table-cell office:value-type="float" office:value="327680.5">
                <text:p>32768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432">
                <text:p>786432</text:p>
              </table:table-cell>
              <table:table-cell office:value-type="float" office:value="393216.5">
                <text:p>3932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7504">
                <text:p>917504</text:p>
              </table:table-cell>
              <table:table-cell office:value-type="float" office:value="458752.5">
                <text:p>45875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524288.5">
                <text:p>5242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9648">
                <text:p>1179648</text:p>
              </table:table-cell>
              <table:table-cell office:value-type="float" office:value="589824.5">
                <text:p>5898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0720">
                <text:p>1310720</text:p>
              </table:table-cell>
              <table:table-cell office:value-type="float" office:value="655360.5">
                <text:p>65536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78cm" svg:height="20.401cm" xlink:href=".." xlink:type="simple" chart:class="chart:line" chart:style-name="ch1">
        <chart:title svg:x="11.219cm" svg:y="0.652cm" chart:style-name="ch2">
          <text:p>Binary max vs average search instrumentation</text:p>
        </chart:title>
        <chart:legend chart:legend-position="bottom" svg:x="9.47cm" svg:y="19.802cm" style:legend-expansion="wide" chart:style-name="ch3"/>
        <chart:plot-area chart:style-name="ch4" table:cell-range-address="'output0204_2^17'.E1:'output0204_2^17'.E11 'output0204_2^17'.G1:'output0204_2^17'.G11" chart:data-source-has-labels="row" svg:x="1.614cm" svg:y="1.731cm" svg:width="27.961cm" svg:height="16.498cm">
          <chart:coordinate-region svg:x="2.235cm" svg:y="1.93cm" svg:width="27.153cm" svg:height="15.652cm"/>
          <chart:axis chart:dimension="x" chart:name="primary-x" chart:style-name="ch5">
            <chart:title svg:x="13.42cm" svg:y="18.637cm" chart:style-name="ch6">
              <text:p>Range of an array (= x*2^17) </text:p>
            </chart:title>
            <chart:grid chart:style-name="ch7" chart:class="major"/>
          </chart:axis>
          <chart:axis chart:dimension="y" chart:name="primary-y" chart:style-name="ch5">
            <chart:title svg:x="0.451cm" svg:y="11.492cm" chart:style-name="ch8">
              <text:p>Number of iterations</text:p>
            </chart:title>
            <chart:grid chart:style-name="ch7" chart:class="major"/>
          </chart:axis>
          <chart:series chart:style-name="ch9" chart:values-cell-range-address="'output0204_2^17'.E2:'output0204_2^17'.E11" chart:label-cell-address="'output0204_2^17'.E1:'output0204_2^17'.E1" chart:class="chart:line">
            <chart:data-point chart:repeated="2"/>
            <chart:data-point chart:style-name="ch10"/>
            <chart:data-point chart:repeated="7"/>
          </chart:series>
          <chart:series chart:style-name="ch11" chart:values-cell-range-address="'output0204_2^17'.G2:'output0204_2^17'.G11" chart:label-cell-address="'output0204_2^17'.G1:'output0204_2^17'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max instrumentation</text:p>
                <draw:g>
                  <svg:desc>'output0204_2^17'.E1:'output0204_2^17'.E1</svg:desc>
                </draw:g>
              </table:table-cell>
              <table:table-cell office:value-type="string">
                <text:p>Binary average instrumentation</text:p>
                <draw:g>
                  <svg:desc>'output0204_2^17'.G1:'output0204_2^17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'output0204_2^17'.E2:'output0204_2^17'.E11</svg:desc>
                </draw:g>
              </table:table-cell>
              <table:table-cell office:value-type="float" office:value="31">
                <text:p>31</text:p>
                <draw:g>
                  <svg:desc>'output0204_2^17'.G2:'output0204_2^17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37.8">
                <text:p>37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